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e956" officeooo:paragraph-rsid="0009e956"/>
    </style:style>
    <style:style style:name="T1" style:family="text">
      <style:text-properties officeooo:rsid="0009f5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dentify a real-world application for both parallel computing and networked systems. Explain how these technologies are used and why they are important in that context.</text:p>
      <text:p text:style-name="P1"/>
      <text:p text:style-name="P1">A) Parallel Computing:</text:p>
      <text:p text:style-name="P1"><text:s text:c="5"/>Real-World Application: Weather Forcasting</text:p>
      <text:p text:style-name="P1"><text:s text:c="5"/>Use: Weather forcasting involves complex mathematical simulations to predict future weather patterns. Parallel computing allow these simulations to be divided into smaller tasks that can be processed simultaneously across multiple CPU cores or even distributed across a network of computers.</text:p>
      <text:p text:style-name="P1"><text:s text:c="5"/>Importance: Parallel computing significantly accelerates the computational speed of weather forcasting models, enabling meteorologists to produce more accurate and timely forecasts. By laveranging can provide critical information for disaster <text:s/>prepardness, agriculture, transportation, and various industries affected by weather conditions.</text:p>
      <text:p text:style-name="P1"/>
      <text:p text:style-name="P1"><text:s text:c="4"/>Networked Systems:</text:p>
      <text:p text:style-name="P1"><text:s text:c="4"/>Real-World Applications: Online Banking</text:p>
      <text:p text:style-name="P1"><text:s text:c="4"/>Use: Online banking systems rely on networked systems to facilitate secure communication between users (customers), banking servers, and financial institutions. Users access their accounts and perform transactions via web or mobile applications, which communicate with backend servers over the internet.</text:p>
      <text:p text:style-name="P1"><text:s text:c="5"/>Importance: Networked systems ensure the secure and reliable transfer of sensitive financial <text:span text:style-name="T1">data, such as account balances, transaction records, and personal information. By leveraging encryption, authentication, and secure protocols, online banking system protect against unauthorized access, fraud, and data breaches, installing trust and confidence among users. Additionally, networked systems enable real-time transactions, account management, and access to banking services, from anywhere, providing convenience and accessibility to customers.</text:span></text:p>
      <text:p text:style-name="P1"/>
      <text:p text:style-name="P1">*<text:span text:style-name="T1">)Parallel computing and networked systems are foundational technologies that power critical applications across various domains, improving efficiency, scalibility, and accessibility while driving innovation and advancement in modern socie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20:54:33.736526936</meta:creation-date>
    <dc:date>2024-06-11T21:21:33.925578174</dc:date>
    <meta:editing-duration>PT29S</meta:editing-duration>
    <meta:editing-cycles>1</meta:editing-cycles>
    <meta:document-statistic meta:table-count="0" meta:image-count="0" meta:object-count="0" meta:page-count="1" meta:paragraph-count="10" meta:word-count="252" meta:character-count="2048" meta:non-whitespace-character-count="1773"/>
    <meta:generator>LibreOffice/7.3.7.2$Linux_X86_64 LibreOffice_project/30$Build-2</meta:generator>
  </office:meta>
</office:document-meta>
</file>